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ystem" style:font-pitch="variable"/>
  </office:font-face-decls>
  <office:automatic-styles>
    <style:style style:name="P1" style:family="paragraph" style:parent-style-name="Standard">
      <style:text-properties officeooo:rsid="0009f062" officeooo:paragraph-rsid="0009f062"/>
    </style:style>
    <style:style style:name="P2" style:family="paragraph" style:parent-style-name="Standard">
      <style:text-properties officeooo:rsid="0009f062" officeooo:paragraph-rsid="0008f0cd"/>
    </style:style>
    <style:style style:name="P3" style:family="paragraph" style:parent-style-name="Standard" style:list-style-name="L1">
      <style:text-properties officeooo:rsid="0008f0cd" officeooo:paragraph-rsid="0008f0cd"/>
    </style:style>
    <style:style style:name="P4" style:family="paragraph" style:parent-style-name="Standard">
      <style:text-properties fo:font-weight="bold" officeooo:rsid="000b9c14" officeooo:paragraph-rsid="000b9c14" style:font-weight-asian="bold" style:font-weight-complex="bold"/>
    </style:style>
    <style:style style:name="P5" style:family="paragraph" style:parent-style-name="Standard">
      <style:text-properties fo:font-weight="bold" officeooo:rsid="000b9c14" officeooo:paragraph-rsid="0011a014" style:font-weight-asian="bold" style:font-weight-complex="bold"/>
    </style:style>
    <style:style style:name="P6" style:family="paragraph" style:parent-style-name="Standard">
      <style:text-properties fo:font-weight="bold" officeooo:rsid="00168999" officeooo:paragraph-rsid="00168999" style:font-weight-asian="bold" style:font-weight-complex="bold"/>
    </style:style>
    <style:style style:name="P7" style:family="paragraph" style:parent-style-name="Standard">
      <style:text-properties fo:font-weight="bold" officeooo:rsid="00300bba" officeooo:paragraph-rsid="00300bba" style:font-weight-asian="bold" style:font-weight-complex="bold"/>
    </style:style>
    <style:style style:name="P8" style:family="paragraph" style:parent-style-name="Standard">
      <style:text-properties style:text-underline-style="solid" style:text-underline-width="auto" style:text-underline-color="font-color" fo:font-weight="bold" officeooo:rsid="0008f0cd" officeooo:paragraph-rsid="0008f0cd" style:font-weight-asian="bold" style:font-weight-complex="bold"/>
    </style:style>
    <style:style style:name="P9" style:family="paragraph" style:parent-style-name="Standard">
      <style:text-properties officeooo:rsid="00156a6d" officeooo:paragraph-rsid="00156a6d"/>
    </style:style>
    <style:style style:name="P10" style:family="paragraph" style:parent-style-name="Standard" style:list-style-name="L1">
      <style:text-properties officeooo:rsid="0017e130" officeooo:paragraph-rsid="0017e130"/>
    </style:style>
    <style:style style:name="P11" style:family="paragraph" style:parent-style-name="Standard">
      <style:text-properties officeooo:rsid="0017e130" officeooo:paragraph-rsid="0017e130"/>
    </style:style>
    <style:style style:name="P12" style:family="paragraph" style:parent-style-name="Standard" style:list-style-name="L1">
      <style:text-properties fo:font-style="normal" officeooo:rsid="0008f0cd" officeooo:paragraph-rsid="0008f0cd" style:font-style-asian="normal" style:font-style-complex="normal"/>
    </style:style>
    <style:style style:name="P13" style:family="paragraph" style:parent-style-name="Standard" style:list-style-name="L1">
      <style:text-properties fo:font-style="normal" officeooo:rsid="0017e130" officeooo:paragraph-rsid="0017e130" style:font-style-asian="normal" style:font-style-complex="normal"/>
    </style:style>
    <style:style style:name="P14" style:family="paragraph" style:parent-style-name="Standard" style:list-style-name="L1">
      <style:text-properties officeooo:rsid="0019df38" officeooo:paragraph-rsid="0019df38"/>
    </style:style>
    <style:style style:name="P15" style:family="paragraph" style:parent-style-name="Standard">
      <style:text-properties fo:font-weight="normal" officeooo:rsid="001d2b3d" officeooo:paragraph-rsid="001d2b3d" style:font-weight-asian="normal" style:font-weight-complex="normal"/>
    </style:style>
    <style:style style:name="P16" style:family="paragraph" style:parent-style-name="Standard" style:list-style-name="L2">
      <style:text-properties fo:font-weight="normal" officeooo:rsid="001d2b3d" officeooo:paragraph-rsid="001d2b3d" style:font-weight-asian="normal" style:font-weight-complex="normal"/>
    </style:style>
    <style:style style:name="P17" style:family="paragraph" style:parent-style-name="Standard">
      <style:text-properties fo:font-weight="normal" officeooo:rsid="001d2b3d" officeooo:paragraph-rsid="001d42d6" style:font-weight-asian="normal" style:font-weight-complex="normal"/>
    </style:style>
    <style:style style:name="P18" style:family="paragraph" style:parent-style-name="Standard" style:list-style-name="L2">
      <style:text-properties fo:font-weight="normal" officeooo:rsid="002128a8" officeooo:paragraph-rsid="002128a8" style:font-weight-asian="normal" style:font-weight-complex="normal"/>
    </style:style>
    <style:style style:name="P19" style:family="paragraph" style:parent-style-name="Standard" style:list-style-name="L2">
      <style:text-properties fo:font-weight="normal" officeooo:rsid="0022657e" officeooo:paragraph-rsid="0022657e" style:font-weight-asian="normal" style:font-weight-complex="normal"/>
    </style:style>
    <style:style style:name="P20" style:family="paragraph" style:parent-style-name="Standard" style:list-style-name="L2">
      <style:text-properties fo:font-weight="normal" officeooo:rsid="00257735" officeooo:paragraph-rsid="00257735" style:font-weight-asian="normal" style:font-weight-complex="normal"/>
    </style:style>
    <style:style style:name="P21" style:family="paragraph" style:parent-style-name="Standard" style:list-style-name="L2">
      <style:text-properties fo:font-weight="normal" officeooo:rsid="00274314" officeooo:paragraph-rsid="00274314" style:font-weight-asian="normal" style:font-weight-complex="normal"/>
    </style:style>
    <style:style style:name="P22" style:family="paragraph" style:parent-style-name="Standard" style:list-style-name="L2">
      <style:text-properties fo:font-weight="normal" officeooo:rsid="0027fccf" officeooo:paragraph-rsid="0027fccf" style:font-weight-asian="normal" style:font-weight-complex="normal"/>
    </style:style>
    <style:style style:name="P23" style:family="paragraph" style:parent-style-name="Standard" style:list-style-name="L2">
      <style:text-properties fo:font-weight="normal" officeooo:rsid="0028c0b4" officeooo:paragraph-rsid="0028c0b4" style:font-weight-asian="normal" style:font-weight-complex="normal"/>
    </style:style>
    <style:style style:name="P24" style:family="paragraph" style:parent-style-name="Standard" style:list-style-name="L2">
      <style:text-properties fo:font-weight="normal" officeooo:rsid="0028c0b4" officeooo:paragraph-rsid="002af540" style:font-weight-asian="normal" style:font-weight-complex="normal"/>
    </style:style>
    <style:style style:name="P25" style:family="paragraph" style:parent-style-name="Standard" style:list-style-name="L2">
      <style:text-properties fo:font-weight="normal" officeooo:rsid="002af540" officeooo:paragraph-rsid="002af540" style:font-weight-asian="normal" style:font-weight-complex="normal"/>
    </style:style>
    <style:style style:name="P26" style:family="paragraph" style:parent-style-name="Standard">
      <style:text-properties fo:font-weight="normal" officeooo:rsid="002ef61e" officeooo:paragraph-rsid="002ef61e" style:font-weight-asian="normal" style:font-weight-complex="normal"/>
    </style:style>
    <style:style style:name="P27" style:family="paragraph" style:parent-style-name="Standard" style:list-style-name="L3">
      <style:text-properties fo:font-weight="normal" officeooo:rsid="00300bba" officeooo:paragraph-rsid="00300bba" style:font-weight-asian="normal" style:font-weight-complex="normal"/>
    </style:style>
    <style:style style:name="P28" style:family="paragraph" style:parent-style-name="Text_20_body" style:list-style-name="L1"/>
    <style:style style:name="T1" style:family="text">
      <style:text-properties officeooo:rsid="0009f062"/>
    </style:style>
    <style:style style:name="T2" style:family="text">
      <style:text-properties fo:font-weight="normal" style:font-weight-asian="normal" style:font-weight-complex="normal"/>
    </style:style>
    <style:style style:name="T3" style:family="text">
      <style:text-properties fo:font-weight="normal" officeooo:rsid="000d5e40" style:font-weight-asian="normal" style:font-weight-complex="normal"/>
    </style:style>
    <style:style style:name="T4" style:family="text">
      <style:text-properties fo:font-weight="normal" officeooo:rsid="000dd7de" style:font-weight-asian="normal" style:font-weight-complex="normal"/>
    </style:style>
    <style:style style:name="T5" style:family="text">
      <style:text-properties fo:font-weight="normal" officeooo:rsid="000f502f" style:font-weight-asian="normal" style:font-weight-complex="normal"/>
    </style:style>
    <style:style style:name="T6" style:family="text">
      <style:text-properties fo:font-weight="normal" officeooo:rsid="0010cf45" style:font-weight-asian="normal" style:font-weight-complex="normal"/>
    </style:style>
    <style:style style:name="T7" style:family="text">
      <style:text-properties fo:font-weight="normal" officeooo:rsid="00135f5f" style:font-weight-asian="normal" style:font-weight-complex="normal"/>
    </style:style>
    <style:style style:name="T8" style:family="text">
      <style:text-properties fo:font-weight="normal" officeooo:rsid="001402d7"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17e130" style:font-weight-asian="bold" style:font-weight-complex="bold"/>
    </style:style>
    <style:style style:name="T11" style:family="text">
      <style:text-properties officeooo:rsid="0017e130"/>
    </style:style>
    <style:style style:name="T12" style:family="text">
      <style:text-properties officeooo:rsid="0019df38"/>
    </style:style>
    <style:style style:name="T13" style:family="text">
      <style:text-properties officeooo:rsid="001d42d6"/>
    </style:style>
    <style:style style:name="T14" style:family="text">
      <style:text-properties officeooo:rsid="002128a8"/>
    </style:style>
    <style:style style:name="T15" style:family="text">
      <style:text-properties officeooo:rsid="00274314"/>
    </style:style>
    <style:style style:name="T16" style:family="text">
      <style:text-properties officeooo:rsid="00288111"/>
    </style:style>
    <style:style style:name="T17" style:family="text">
      <style:text-properties officeooo:rsid="0028c0b4"/>
    </style:style>
    <style:style style:name="T18" style:family="text">
      <style:text-properties officeooo:rsid="002af540"/>
    </style:style>
    <style:style style:name="T19" style:family="text">
      <style:text-properties officeooo:rsid="002e2e8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rog Pond REST API:</text:p>
      <text:p text:style-name="P8"/>
      <text:p text:style-name="P4">What is Frog Pond?</text:p>
      <text:p text:style-name="P4"><text:tab/><text:span text:style-name="T2">A social media application. The end user will use a client app (mobile or desktop web browser) to engage in discussion with local people who are interested in the same things. The storage of user data and posts will be distributed, so there will be many servers; the client will connect to the closest one. </text:span></text:p>
      <text:p text:style-name="P5"><text:span text:style-name="T3"><text:tab/>What is unique about this app is that users can filter which posts they see by geographical distance and a set of “tags”. A tag is just a topic to which a post is related. The obvious advantage of this is that a post can have as many tags as it needs, whereas a reddit post for example is only “in” one subreddit. </text:span><text:span text:style-name="T4">Users also have the option of posting anonymously, or rather, they have the option of establishing an identity, while anonymity is the default behavior. </text:span></text:p>
      <text:p text:style-name="P5"><text:span text:style-name="T4"><text:tab/></text:span><text:span text:style-name="T5">To keep with the aesthetic of the app, posts are actually referred to as “croaks”, because the idea is that people are frogs hangin’ out and croakin’ at the local pond. </text:span><text:span text:style-name="T6">The most basic form of a croak is a text post. It can also be a file (of any type), or a file with some text. And in the future, event croaks will probably be implemented. </text:span></text:p>
      <text:p text:style-name="P4"><text:span text:style-name="T6"><text:tab/></text:span><text:span text:style-name="T7">The goal of this app is to get the people within a community to talk to each other about matters of import. It is supposed to be an implementation of social media which is up-to-date with current technologies and what is possible. It is to accept the fact that we have dug ourselves into a hole with the internet by making too many “webpages” which have ended up being cluttered with advertisements, meaningless chatter, and irrelevant/inconsistent UI components, and an attempt to dig ourselves out of that hole by implementing the bare-bones infrastructure of what we need to have an effective social media platform which actually serves to better the inhabitants of a community, rather than play on their tendency towards hedonism </text:span><text:span text:style-name="T8">and</text:span><text:span text:style-name="T7"> get them to give “the guy who made the platform” money. <text:s/>It will not have advertisements. </text:span></text:p>
      <text:p text:style-name="P4"><text:span text:style-name="T7"/></text:p>
      <text:p text:style-name="P4"><text:span text:style-name="T7"/></text:p>
      <text:p text:style-name="P9"><text:span text:style-name="T9">Database </text:span><text:span text:style-name="T10">tables and fields</text:span><text:span text:style-name="T9">:</text:span></text:p>
      <text:p text:style-name="P11">Here I list the objects and their properties which are stored on the database, along with descriptions where necessary</text:p>
      <text:p text:style-name="P11"/>
      <text:list xml:id="list2237260995" text:style-name="L1">
        <text:list-item>
          <text:p text:style-name="P14">croaks</text:p>
          <text:list>
            <text:list-item>
              <text:p text:style-name="P10">int id</text:p>
            </text:list-item>
            <text:list-item>
              <text:p text:style-name="P12"><text:span text:style-name="T11">float </text:span>x <text:s text:c="2"/><text:span text:style-name="T11">(longitude)</text:span></text:p>
            </text:list-item>
            <text:list-item>
              <text:p text:style-name="P12"><text:span text:style-name="T11">float </text:span>y <text:s text:c="2"/><text:span text:style-name="T11">(latitude)</text:span> </text:p>
            </text:list-item>
            <text:list-item>
              <text:p text:style-name="P12"><text:span text:style-name="T11">int </text:span>type <text:s text:c="2"/><text:span text:style-name="T11">(text or file)</text:span></text:p>
            </text:list-item>
            <text:list-item>
              <text:p text:style-name="P12"><text:span text:style-name="T11">string </text:span>content <text:s text:c="2"/><text:span text:style-name="T11">(text content)</text:span></text:p>
            </text:list-item>
            <text:list-item>
              <text:p text:style-name="P13">string title <text:s text:c="2"/>(optional title)</text:p>
            </text:list-item>
            <text:list-item>
              <text:p text:style-name="P12"><text:span text:style-name="T11">int </text:span>user_id <text:s text:c="2"/><text:span text:style-name="T11">(0 for anon)</text:span></text:p>
            </text:list-item>
          </text:list>
        </text:list-item>
        <text:list-item>
          <text:p text:style-name="P14">tags</text:p>
          <text:list>
            <text:list-item>
              <text:p text:style-name="P10">int id</text:p>
            </text:list-item>
            <text:list-item>
              <text:p text:style-name="P3"><text:span text:style-name="T11">string l</text:span>abel</text:p>
            </text:list-item>
          </text:list>
        </text:list-item>
        <text:list-item>
          <text:p text:style-name="P3">f<text:span text:style-name="T12">iles</text:span></text:p>
          <text:list>
            <text:list-item>
              <text:p text:style-name="P10">int id</text:p>
            </text:list-item>
            <text:list-item>
              <text:p text:style-name="P10">string filename</text:p>
            </text:list-item>
            <text:list-item>
              <text:p text:style-name="P10">string path <text:s text:c="2"/><text:span text:style-name="T15">(location on server)</text:span></text:p>
            </text:list-item>
            <text:list-item>
              <text:p text:style-name="P10">int filesize <text:s text:c="2"/>(in bytes)</text:p>
            </text:list-item>
          </text:list>
        </text:list-item>
        <text:list-item>
          <text:p text:style-name="P3">user<text:span text:style-name="T1">s</text:span></text:p>
          <text:list>
            <text:list-item>
              <text:p text:style-name="P14">int id</text:p>
            </text:list-item>
            <text:list-item>
              <text:p text:style-name="P28"><text:soft-page-break/><text:span text:style-name="T12">string </text:span>name</text:p>
            </text:list-item>
            <text:list-item>
              <text:p text:style-name="P3"><text:span text:style-name="T12">string </text:span>email</text:p>
            </text:list-item>
            <text:list-item>
              <text:p text:style-name="P3"><text:span text:style-name="T12">string </text:span>password <text:s text:c="2"/><text:span text:style-name="T12">(encrypted obviously)</text:span></text:p>
            </text:list-item>
          </text:list>
        </text:list-item>
      </text:list>
      <text:p text:style-name="P2"/>
      <text:p text:style-name="P1"/>
      <text:p text:style-name="P6">REST Endpoints:</text:p>
      <text:p text:style-name="P15">How you can use HTTP to view and modify data on the server.</text:p>
      <text:p text:style-name="P15"/>
      <text:p text:style-name="P15">Server URL = http://gdev.ddns.net/fp/api</text:p>
      <text:p text:style-name="P15"/>
      <text:p text:style-name="P15">Format: &lt;request type&gt; &lt;endpoint name&gt; &lt;data&gt;</text:p>
      <text:p text:style-name="P15">Example: <text:span text:style-name="T13">POST</text:span> tags <text:span text:style-name="T13">{label: &lt;string&gt;}</text:span></text:p>
      <text:p text:style-name="P17"><text:tab/><text:tab/><text:span text:style-name="T13">means that you would make a POST request on </text:span><text:a xlink:type="simple" xlink:href="http://gdev.ddns.net/fp/api/tags" text:style-name="Internet_20_link" text:visited-style-name="Visited_20_Internet_20_Link">http://gdev.ddns.net/fp/api/</text:a><text:a xlink:type="simple" xlink:href="http://gdev.ddns.net/fp/api/tags" text:style-name="Internet_20_link" text:visited-style-name="Visited_20_Internet_20_Link"><text:span text:style-name="T13">tags</text:span></text:a><text:span text:style-name="T13"> with a <text:tab/><text:tab/><text:tab/>JSON object containing a string named label</text:span></text:p>
      <text:p text:style-name="P15"/>
      <text:list xml:id="list3017664972" text:style-name="L2">
        <text:list-item>
          <text:p text:style-name="P16">GET <text:span text:style-name="T14">croaks</text:span></text:p>
          <text:list>
            <text:list-item>
              <text:p text:style-name="P20">ret<text:span text:style-name="T15">urns a json array of</text:span> all of the croaks on the server <text:span text:style-name="T15">with their associated tags and files</text:span></text:p>
            </text:list-item>
          </text:list>
        </text:list-item>
        <text:list-item>
          <text:p text:style-name="P18">GET croaks/&lt;id&gt;</text:p>
          <text:list>
            <text:list-item>
              <text:p text:style-name="P21">returns a json object representing the croak with the given id</text:p>
            </text:list-item>
          </text:list>
        </text:list-item>
        <text:list-item>
          <text:p text:style-name="P18">GET croaks { radius: &lt;r&gt; , x: &lt;lon&gt; , y: &lt;lat&gt; }</text:p>
          <text:list>
            <text:list-item>
              <text:p text:style-name="P21">returns a json array of all of the croaks that are less than &lt;radius&gt; kilometers away from the given coordinate</text:p>
            </text:list-item>
          </text:list>
        </text:list-item>
        <text:list-item>
          <text:p text:style-name="P23">GET croaks { tags: [&lt;tags&gt;] , mode: &lt;int&gt; }</text:p>
          <text:list>
            <text:list-item>
              <text:p text:style-name="P23">returns a json array of all of the croaks <text:span text:style-name="T18">(with their tags and files)</text:span> which have any (mode=0) or all (mode=1) of the tags in the string array &lt;tags&gt; associated with them</text:p>
            </text:list-item>
            <text:list-item>
              <text:p text:style-name="P23">this call can also combine with the parameters of the previous call</text:p>
            </text:list-item>
          </text:list>
        </text:list-item>
        <text:list-item>
          <text:p text:style-name="P18">GET tags</text:p>
          <text:list>
            <text:list-item>
              <text:p text:style-name="P21">returns a json array of all tags on the server</text:p>
            </text:list-item>
          </text:list>
        </text:list-item>
        <text:list-item>
          <text:p text:style-name="P18">GET tags { radius: &lt;r&gt; , x: &lt;lon&gt; , y: &lt;lat&gt; }</text:p>
          <text:list>
            <text:list-item>
              <text:p text:style-name="P21">returns a json array of some of the most popular tags associated with recent croaks within &lt;radius&gt; km of coordinate</text:p>
            </text:list-item>
          </text:list>
        </text:list-item>
        <text:list-item>
          <text:p text:style-name="P19">GET files</text:p>
          <text:list>
            <text:list-item>
              <text:p text:style-name="P22">returns a json array of all of the files <text:span text:style-name="T16">with their associated tags</text:span></text:p>
            </text:list-item>
          </text:list>
        </text:list-item>
        <text:list-item>
          <text:p text:style-name="P25">GET files <text:span text:style-name="T17">{ tags: [&lt;tags&gt;] , mode: &lt;int&gt; }</text:span></text:p>
          <text:list>
            <text:list-item>
              <text:p text:style-name="P24">returns a json array of all of the <text:span text:style-name="T18">files</text:span> which have any (mode=0) or all (mode=1) of the tags in the string array &lt;tags&gt; associated with them</text:p>
            </text:list-item>
          </text:list>
        </text:list-item>
      </text:list>
      <text:p text:style-name="P26"/>
      <text:p text:style-name="P26"/>
      <text:p text:style-name="P7">To be implemented:</text:p>
      <text:list xml:id="list3036131103" text:style-name="L3">
        <text:list-item>
          <text:p text:style-name="P27">search by keyword</text:p>
        </text:list-item>
        <text:list-item>
          <text:p text:style-name="P27">even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Ubuntu" style:font-size-asian="10.5pt" style:language-asian="zh" style:country-asian="CN" style:font-name-complex="Ubuntu"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Ubuntu" style:font-size-asian="10.5pt" style:language-asian="zh" style:country-asian="CN" style:font-name-complex="Ubuntu"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buntu" style:font-family-asian="Ubuntu" style:font-family-generic-asian="system" style:font-pitch-asian="variable" style:font-size-asian="14pt" style:font-name-complex="Ubuntu" style:font-family-complex="Ubuntu"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15:57:25.955942069</meta:creation-date>
    <dc:date>2018-12-26T14:50:35.905088387</dc:date>
    <meta:editing-duration>PT1H57M47S</meta:editing-duration>
    <meta:editing-cycles>30</meta:editing-cycles>
    <meta:generator>LibreOffice/6.0.0.3$Linux_X86_64 LibreOffice_project/64a0f66915f38c6217de274f0aa8e15618924765</meta:generator>
    <meta:document-statistic meta:table-count="0" meta:image-count="0" meta:object-count="0" meta:page-count="2" meta:paragraph-count="55" meta:word-count="745" meta:character-count="3975" meta:non-whitespace-character-count="3292"/>
  </office:meta>
</office:document-meta>
</file>